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65in" svg:height="3.9213in" svg:x="4.5854in" svg:y="0.9413in">
            <draw:object draw:notify-on-update-of-ranges="Sheet1.C5:Sheet1.C8 Sheet1.D5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5in" svg:height="3.9213in" svg:x="4.6614in" svg:y="5.0929in">
            <draw:object draw:notify-on-update-of-ranges="Sheet1.C5:Sheet1.C8 Sheet1.D5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X1,X2</text:p>
          </table:table-cell>
          <table:table-cell table:style-name="ce2" office:value-type="string" calcext:value-type="string">
            <text:p>Maximum over time of lowest nat.-weigh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0.1648" calcext:value-type="float">
            <text:p>1.65E-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0.00144" calcext:value-type="float">
            <text:p>1.44E-0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0.000003054" calcext:value-type="float">
            <text:p>3.05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02:05.975285880</meta:creation-date>
    <dc:date>2021-11-02T16:17:13.669867178</dc:date>
    <meta:editing-duration>PT4M57S</meta:editing-duration>
    <meta:editing-cycles>1</meta:editing-cycles>
    <meta:document-statistic meta:table-count="1" meta:cell-count="1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cm" svg:height="9.961cm" xlink:href=".." xlink:type="simple" chart:class="chart:scatter" chart:style-name="ch1">
        <chart:title svg:x="7.985cm" svg:y="0.335cm" chart:style-name="ch2">
          <text:p>Population</text:p>
        </chart:title>
        <chart:subtitle svg:x="10.456cm" svg:y="0.335cm" chart:style-name="ch3">
          <text:p>(Logarithmic scale)</text:p>
        </chart:subtitle>
        <chart:plot-area chart:style-name="ch4" table:cell-range-address="Sheet1.C5:Sheet1.D8" svg:x="1.689cm" svg:y="1.152cm" svg:width="14.851cm" svg:height="7.628cm">
          <chartooo:coordinate-region svg:x="2.972cm" svg:y="1.351cm" svg:width="13.381cm" svg:height="6.782cm"/>
          <chart:axis chart:dimension="x" chart:name="primary-x" chart:style-name="ch5">
            <chart:title svg:x="8.065cm" svg:y="8.979cm" chart:style-name="ch6">
              <text:p>SPFs quantity</text:p>
            </chart:title>
          </chart:axis>
          <chart:axis chart:dimension="y" chart:name="primary-y" chart:style-name="ch5">
            <chart:title svg:x="0.765cm" svg:y="7.934cm" chart:style-name="ch7">
              <text:p>Maximum over time of lowest nat.-weight</text:p>
            </chart:title>
            <chart:grid chart:style-name="ch8" chart:class="major"/>
          </chart:axis>
          <chart:series chart:style-name="ch9" chart:values-cell-range-address="Sheet1.D5:Sheet1.D8" chart:class="chart:scatter">
            <chart:domain table:cell-range-address="Sheet1.C5:Sheet1.C8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8</svg:desc>
                </draw:g>
              </table:table-cell>
              <table:table-cell office:value-type="float" office:value="1">
                <text:p>1</text:p>
                <draw:g>
                  <svg:desc>Sheet1.D5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3054">
                <text:p>0.000003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cm" svg:height="9.961cm" xlink:href=".." xlink:type="simple" chart:class="chart:scatter" chart:style-name="ch1">
        <chart:title svg:x="7.985cm" svg:y="0.335cm" chart:style-name="ch2">
          <text:p>Population</text:p>
        </chart:title>
        <chart:subtitle svg:x="10.456cm" svg:y="0.335cm" chart:style-name="ch3">
          <text:p>(Linear scale)</text:p>
        </chart:subtitle>
        <chart:plot-area chart:style-name="ch4" table:cell-range-address="Sheet1.C5:Sheet1.D8" svg:x="2.245cm" svg:y="1.152cm" svg:width="14.295cm" svg:height="7.628cm">
          <chartooo:coordinate-region svg:x="2.972cm" svg:y="1.351cm" svg:width="13.381cm" svg:height="6.782cm"/>
          <chart:axis chart:dimension="x" chart:name="primary-x" chart:style-name="ch5">
            <chart:title svg:x="8.343cm" svg:y="8.979cm" chart:style-name="ch6">
              <text:p>SPFs quantity</text:p>
            </chart:title>
          </chart:axis>
          <chart:axis chart:dimension="y" chart:name="primary-y" chart:style-name="ch7">
            <chart:title svg:x="1.321cm" svg:y="7.934cm" chart:style-name="ch8">
              <text:p>Maximum over time of lowest nat.-weight</text:p>
            </chart:title>
            <chart:grid chart:style-name="ch9" chart:class="major"/>
          </chart:axis>
          <chart:series chart:style-name="ch10" chart:values-cell-range-address="Sheet1.D5:Sheet1.D8" chart:class="chart:scatter">
            <chart:domain table:cell-range-address="Sheet1.C5:Sheet1.C8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8</svg:desc>
                </draw:g>
              </table:table-cell>
              <table:table-cell office:value-type="float" office:value="1">
                <text:p>1</text:p>
                <draw:g>
                  <svg:desc>Sheet1.D5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3054">
                <text:p>0.000003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